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eaa1" officeooo:paragraph-rsid="0009eaa1"/>
    </style:style>
    <style:style style:name="P2" style:family="paragraph" style:parent-style-name="Standard">
      <style:text-properties officeooo:rsid="000b11a5" officeooo:paragraph-rsid="000b11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ilesh dandge</text:p>
      <text:p text:style-name="P1"/>
      <text:p text:style-name="P2">LTTS SOFTWARE ENGINEER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5T22:45:58.384000000</meta:creation-date>
    <dc:date>2022-09-26T23:58:26.600000000</dc:date>
    <meta:editing-duration>PT59S</meta:editing-duration>
    <meta:editing-cycles>2</meta:editing-cycles>
    <meta:generator>LibreOffice/7.3.5.2$Windows_X86_64 LibreOffice_project/184fe81b8c8c30d8b5082578aee2fed2ea847c01</meta:generator>
    <meta:document-statistic meta:table-count="0" meta:image-count="0" meta:object-count="0" meta:page-count="1" meta:paragraph-count="2" meta:word-count="5" meta:character-count="35" meta:non-whitespace-character-count="32"/>
  </office:meta>
</office:document-meta>
</file>